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WsgOOIO7w3btsEwS5tEP7WQiTtMssO3hPQk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8:43:56.738662674</meta:creation-date>
    <dc:date>2021-11-23T18:44:12.053061053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